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6.375in" fo:margin-left="-0.075in" table:align="left" style:writing-mode="lr-tb"/>
    </style:style>
    <style:style style:name="Table1.A" style:family="table-column">
      <style:table-column-properties style:column-width="6.375in"/>
    </style:style>
    <style:style style:name="Table1.1" style:family="table-row">
      <style:table-row-properties style:min-row-height="0.541in" fo:keep-together="auto"/>
    </style:style>
    <style:style style:name="Table1.A1" style:family="table-cell">
      <style:table-cell-properties fo:padding-left="0.075in" fo:padding-right="0.075in" fo:padding-top="0in" fo:padding-bottom="0in" fo:border-left="none" fo:border-right="none" fo:border-top="0.5pt solid #00000a" fo:border-bottom="none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in" fo:margin-bottom="0in" fo:text-align="justify" style:justify-single-word="false"/>
    </style:style>
    <style:style style:name="P3" style:family="paragraph" style:parent-style-name="Standard">
      <style:paragraph-properties fo:margin-top="0in" fo:margin-bottom="0in" fo:text-align="justify" style:justify-single-word="false"/>
      <style:text-properties style:font-name="Arial" fo:font-size="10pt" style:font-size-asian="10pt" style:font-name-complex="Arial1" style:font-size-complex="10pt" style:font-weight-complex="bold"/>
    </style:style>
    <style:style style:name="P4" style:family="paragraph" style:parent-style-name="Standard">
      <style:paragraph-properties fo:margin-top="0in" fo:margin-bottom="0in" fo:text-align="justify" style:justify-single-word="false"/>
      <style:text-properties style:font-name="Arial" fo:font-size="10pt" style:font-name-asian="Calibri1" style:font-size-asian="10pt" style:font-name-complex="Arial1" style:font-size-complex="10pt" style:font-weight-complex="bold"/>
    </style:style>
    <style:style style:name="P5" style:family="paragraph" style:parent-style-name="Standard">
      <style:paragraph-properties fo:margin-top="0in" fo:margin-bottom="0in"/>
      <style:text-properties style:font-name="Arial" fo:font-size="10pt" fo:language="en" fo:country="US" style:font-size-asian="10pt" style:font-name-complex="Arial1" style:font-size-complex="10pt" style:font-weight-complex="bold"/>
    </style:style>
    <style:style style:name="P6" style:family="paragraph" style:parent-style-name="Standard">
      <style:paragraph-properties fo:margin-top="0in" fo:margin-bottom="0in" fo:text-align="center" style:justify-single-word="false"/>
      <style:text-properties style:font-name="Arial" fo:font-size="10pt" fo:language="pt" fo:country="PT" style:font-name-asian="Calibri1" style:font-size-asian="10pt" style:font-name-complex="Arial1" style:font-size-complex="10pt"/>
    </style:style>
    <style:style style:name="P7" style:family="paragraph" style:parent-style-name="Standard">
      <style:paragraph-properties fo:margin-top="0in" fo:margin-bottom="0in" fo:line-height="100%" fo:text-align="justify" style:justify-single-word="false"/>
    </style:style>
    <style:style style:name="P8" style:family="paragraph" style:parent-style-name="Standard">
      <style:paragraph-properties fo:margin-top="0in" fo:margin-bottom="0in" fo:text-align="end" style:justify-single-word="false"/>
    </style:style>
    <style:style style:name="P9" style:family="paragraph" style:parent-style-name="Standard">
      <style:paragraph-properties fo:margin-top="0in" fo:margin-bottom="0in" fo:text-align="center" style:justify-single-word="false"/>
    </style:style>
    <style:style style:name="P10" style:family="paragraph" style:parent-style-name="Standard">
      <style:paragraph-properties fo:margin-top="0in" fo:margin-bottom="0in" fo:background-color="#d9d9d9" fo:padding-left="0.0555in" fo:padding-right="0.0555in" fo:padding-top="0.0138in" fo:padding-bottom="0.0138in" fo:border="0.51pt solid #00000a">
        <style:background-image/>
      </style:paragraph-properties>
    </style:style>
    <style:style style:name="P11" style:family="paragraph" style:parent-style-name="Standard" style:master-page-name="Standard">
      <style:paragraph-properties fo:margin-top="0in" fo:margin-bottom="0in" fo:text-align="justify" style:justify-single-word="false" style:page-number="auto"/>
    </style:style>
    <style:style style:name="P12" style:family="paragraph" style:parent-style-name="Standard">
      <style:paragraph-properties fo:margin-left="0in" fo:margin-right="0in" fo:margin-top="0in" fo:margin-bottom="0in" fo:text-indent="0.4917in" style:auto-text-indent="false"/>
    </style:style>
    <style:style style:name="P13" style:family="paragraph" style:parent-style-name="Standard">
      <style:paragraph-properties fo:margin-left="0in" fo:margin-right="0in" fo:margin-top="0in" fo:margin-bottom="0in" fo:text-align="justify" style:justify-single-word="false" fo:text-indent="0.4917in" style:auto-text-indent="false"/>
    </style:style>
    <style:style style:name="P14" style:family="paragraph" style:parent-style-name="Standard">
      <style:paragraph-properties fo:margin-left="0in" fo:margin-right="0in" fo:margin-top="0in" fo:margin-bottom="0in" fo:text-indent="0.4917in" style:auto-text-indent="false"/>
      <style:text-properties style:font-name="Arial" fo:font-size="10pt" style:font-size-asian="10pt" style:font-name-complex="Arial1" style:font-size-complex="10pt" style:font-weight-complex="bold"/>
    </style:style>
    <style:style style:name="P15" style:family="paragraph" style:parent-style-name="Standard">
      <style:paragraph-properties fo:margin-left="0in" fo:margin-right="0in" fo:margin-top="0in" fo:margin-bottom="0in" fo:text-align="justify" style:justify-single-word="false" fo:text-indent="0.4917in" style:auto-text-indent="false"/>
      <style:text-properties style:font-name="Arial" fo:font-size="10pt" style:font-size-asian="10pt" style:font-name-complex="Arial1" style:font-size-complex="10pt" style:font-weight-complex="bold"/>
    </style:style>
    <style:style style:name="T1" style:family="text">
      <style:text-properties style:font-name="Arial" fo:font-size="10pt" style:font-size-asian="10pt" style:font-name-complex="Arial1" style:font-size-complex="10pt"/>
    </style:style>
    <style:style style:name="T2" style:family="text">
      <style:text-properties style:font-name="Arial" fo:font-size="10pt" style:font-size-asian="10pt" style:font-name-complex="Arial1" style:font-size-complex="10pt" style:font-weight-complex="bold"/>
    </style:style>
    <style:style style:name="T3" style:family="text">
      <style:text-properties style:font-name="Arial" fo:font-size="10pt" fo:font-weight="bold" style:font-size-asian="10pt" style:font-weight-asian="bold" style:font-name-complex="Arial1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1" style:font-size-complex="10pt" style:font-weight-complex="bold"/>
    </style:style>
    <style:style style:name="T5" style:family="text">
      <style:text-properties style:font-name="Arial" fo:font-size="10pt" fo:font-weight="bold" style:font-name-asian="Calibri1" style:font-size-asian="10pt" style:font-weight-asian="bold" style:font-name-complex="Arial1" style:font-size-complex="10pt"/>
    </style:style>
    <style:style style:name="T6" style:family="text">
      <style:text-properties style:font-name="Arial" fo:font-size="10pt" fo:font-weight="bold" style:font-name-asian="Calibri1" style:font-size-asian="10pt" style:font-weight-asian="bold" style:font-name-complex="Arial1" style:font-size-complex="10pt" style:font-weight-complex="bold"/>
    </style:style>
    <style:style style:name="T7" style:family="text">
      <style:text-properties style:font-name="Arial" fo:font-size="10pt" fo:font-weight="bold" fo:background-color="#c0c0c0" style:font-name-asian="Calibri1" style:font-size-asian="10pt" style:font-weight-asian="bold" style:font-name-complex="Arial1" style:font-size-complex="10pt" style:font-weight-complex="bold"/>
    </style:style>
    <style:style style:name="T8" style:family="text">
      <style:text-properties style:font-name="Arial" fo:font-size="10pt" fo:background-color="#c0c0c0" style:font-size-asian="10pt" style:font-name-complex="Arial1" style:font-size-complex="10pt" style:font-weight-complex="bold"/>
    </style:style>
    <style:style style:name="T9" style:family="text">
      <style:text-properties style:font-name="Arial" fo:font-size="10pt" fo:background-color="#c0c0c0" style:font-name-asian="Calibri1" style:font-size-asian="10pt" style:font-name-complex="Arial1" style:font-size-complex="10pt" style:font-weight-complex="bold"/>
    </style:style>
    <style:style style:name="T10" style:family="text">
      <style:text-properties style:font-name="Arial" fo:font-size="10pt" style:font-name-asian="Calibri1" style:font-size-asian="10pt" style:font-name-complex="Arial1" style:font-size-complex="10pt" style:font-weight-complex="bold"/>
    </style:style>
    <style:style style:name="T11" style:family="text">
      <style:text-properties style:font-name="Arial" fo:font-size="10pt" fo:font-weight="normal" fo:background-color="#c0c0c0" style:font-name-asian="Calibri1" style:font-size-asian="10pt" style:font-weight-asian="normal" style:font-name-complex="Arial1" style:font-size-complex="10pt"/>
    </style:style>
    <style:style style:name="T12" style:family="text">
      <style:text-properties style:font-name="Arial" fo:font-size="10pt" fo:language="en" fo:country="US" fo:font-weight="bold" style:font-size-asian="10pt" style:font-weight-asian="bold" style:font-name-complex="Arial1" style:font-size-complex="10pt" style:font-weight-complex="bold"/>
    </style:style>
    <style:style style:name="T13" style:family="text">
      <style:text-properties style:font-name="Arial" fo:font-size="8pt" style:font-size-asian="8pt" style:font-name-complex="Arial1" style:font-size-complex="8pt"/>
    </style:style>
    <style:style style:name="T14" style:family="text">
      <style:text-properties style:font-name="Arial" fo:font-size="8pt" fo:background-color="#ffffff" style:font-size-asian="8pt" style:font-name-complex="Arial1" style:font-size-complex="8pt"/>
    </style:style>
    <style:style style:name="T15" style:family="text">
      <style:text-properties fo:color="#ff0000" style:font-name="Arial" fo:font-size="8pt" fo:background-color="#ffffff" style:font-size-asian="8pt" style:font-name-complex="Arial1" style:font-size-complex="8pt"/>
    </style:style>
    <style:style style:name="T16" style:family="text">
      <style:text-properties fo:color="#ff0000" style:font-name="Arial" fo:font-size="8pt" fo:background-color="#d9d9d9" style:font-size-asian="8pt" style:font-name-complex="Arial1" style:font-size-complex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bkmIbama"/><text:span text:style-name="T4">Ao</text:span></text:p>
      <text:p text:style-name="P2"><text:span text:style-name="T4">Ministério da Sáude - MS</text:span></text:p>
      <text:p text:style-name="P2"><text:span text:style-name="T4">Agencia Nacional de Vigilância Sanitária – ANVISA</text:span></text:p>
      <text:p text:style-name="P2"><text:span text:style-name="T4">Gerência Geral de Toxicologia – GGTOX</text:span></text:p>
      <text:p text:style-name="P3"/>
      <text:p text:style-name="P3"/>
      <text:p text:style-name="P2"><text:span text:style-name="T4">A/C:</text:span><text:span text:style-name="T2"><text:tab/></text:span><text:span text:style-name="T8">Drª Ana Maria Vekic</text:span></text:p>
      <text:p text:style-name="P13"><text:span text:style-name="T8">Gerente de Análise Toxicológica</text:span></text:p>
      <text:p text:style-name="P15"/>
      <text:p text:style-name="P2"><text:bookmark-end text:name="bkmIbama"/><text:bookmark-start text:name="bkmAnvisa"/><text:span text:style-name="T6">Ao</text:span></text:p>
      <text:p text:style-name="P2"><text:span text:style-name="T6">Ministério do Meio Ambiente – MMB</text:span></text:p>
      <text:p text:style-name="P2"><text:span text:style-name="T6">Instituto Brasileiro do Meio Ambiente e dos Recursos Naturais Renováveis – IBAMA</text:span></text:p>
      <text:p text:style-name="P2"><text:span text:style-name="T6">Diretoria de Qualidade Ambiental – DIQUA</text:span></text:p>
      <text:p text:style-name="P2"><text:span text:style-name="T5">Coordenador-Geral de Avaliação e Controle de Substâncias Químicas</text:span></text:p>
      <text:p text:style-name="P4"/>
      <text:p text:style-name="P2"><text:span text:style-name="T6">A/C:</text:span><text:span text:style-name="T10"><text:tab/></text:span><text:span text:style-name="T9">Dra</text:span><text:span text:style-name="T7">. </text:span><text:span text:style-name="T11">Kênia Godoy</text:span></text:p>
      <text:p text:style-name="P13"><text:span text:style-name="T11">Coordenadora de Avaliação Ambiental de Substâncias e Produtos Perigosos</text:span></text:p>
      <text:p text:style-name="P15"/>
      <text:p text:style-name="P7"><text:bookmark-end text:name="bkmAnvisa"/><text:bookmark-start text:name="Bookmark"/><text:span text:style-name="T3">Ao</text:span></text:p>
      <text:p text:style-name="P2"><text:span text:style-name="T3">Ministério da Agricultura Pecuária e Abastecimento - MAPA</text:span></text:p>
      <text:p text:style-name="P2"><text:span text:style-name="T4">Secretaria de Defesa Agropecuária – SDA</text:span></text:p>
      <text:p text:style-name="P2"><text:span text:style-name="T4">Departamento de Fiscalização de Insumos Agrícolas - DFIA/SDA</text:span></text:p>
      <text:p text:style-name="P2"><text:span text:style-name="T4">Coordenação-Geral de Agrotóxicos e Afins - CGAA/DFIA</text:span></text:p>
      <text:p text:style-name="P3"/>
      <text:p text:style-name="P2"><text:span text:style-name="T4">A/C:</text:span><text:span text:style-name="T2"><text:tab/></text:span><text:span text:style-name="T8">Dr. Luís Eduardo Pacifici Rangel</text:span></text:p>
      <text:p text:style-name="P12"><text:span text:style-name="T8">Coordenador-Geral de Agrotóxicos e Afins</text:span><text:span text:style-name="T2"> </text:span></text:p>
      <text:p text:style-name="P15"/>
      <text:p text:style-name="P3"><text:bookmark-end text:name="Bookmark"/></text:p>
      <text:p text:style-name="P10"><text:span text:style-name="T12">Ref.: </text:span><text:bookmark-start text:name="bkmOficio1"/><field:fieldmark-start text:name="bkmOficio" field:type="vnd.oasis.opendocument.field.FORMTEXT"/><text:span text:style-name="T12">Requeriment/ <text:s/>Process number or Official letter protocol/ Official letter date</text:span><field:fieldmark-end/><text:bookmark-end text:name="bkmOficio1"/></text:p>
      <text:p text:style-name="P5"/>
      <text:p text:style-name="P13"><text:span text:style-name="T2">A </text:span><text:span text:style-name="T4">ALTA – América Latina Tecnologia Agrícola Ltda.</text:span><text:span text:style-name="T2">, localizada à Av. Sete de Setembro, nº4923, 19º andar, Bairro Batel, Curitiba/PR, </text:span><text:span text:style-name="T1">inscrita sob o CNPJ nº10.409.614/0001-85</text:span><text:span text:style-name="T2">.</text:span></text:p>
      <text:p text:style-name="P14"/>
      <text:p text:style-name="P14"/>
      <text:p text:style-name="P14"/>
      <text:p text:style-name="P8"><text:span text:style-name="T2">Curitiba, </text:span><text:bookmark-start text:name="bkmData1"/><field:fieldmark-start text:name="bkmData" field:type="vnd.oasis.opendocument.field.FORMTEXT"/><text:span text:style-name="T2">Date</text:span><field:fieldmark-end/><text:bookmark-end text:name="bkmData1"/></text:p>
      <text:p text:style-name="P14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9"><text:span text:style-name="T5">ALTA – América Latina Tecnologia Agrícola</text:span></text:p>
            <text:p text:style-name="P9"><text:bookmark-start text:name="bkmAssCargo1"/><field:fieldmark-start text:name="bkmAssCargo" field:type="vnd.oasis.opendocument.field.FORMTEXT"/><text:span text:style-name="T5">User/ Job Title</text:span><field:fieldmark-end/><text:bookmark-end text:name="bkmAssCargo1"/><text:span text:style-name="T5"> </text:span><text:bookmark-start text:name="bkmAssName1"/><field:fieldmark-start text:name="bkmAssName" field:type="vnd.oasis.opendocument.field.FORMTEXT"/><text:span text:style-name="T5">User/Name</text:span><field:fieldmark-end/><text:bookmark-end text:name="bkmAssName1"/><text:span text:style-name="T5"> / </text:span><text:bookmark-start text:name="bmkAssCr1"/><field:fieldmark-start text:name="bmkAssCr" field:type="vnd.oasis.opendocument.field.FORMTEXT"/><text:span text:style-name="T3">User/Regional council</text:span><field:fieldmark-end/><text:bookmark-end text:name="bmkAssCr1"/></text:p>
            <text:p text:style-name="P9"><text:span text:style-name="T5">Responsável Técnico e Representante Legal</text:span>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pt" fo:country="BR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pt" fo:country="BR" style:letter-kerning="true" style:font-name-asian="WenQuanYi Micro Hei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fo:line-height="100%" text:number-lines="false" text:line-number="0"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Default_20_Paragraph_20_Font" style:display-name="Default Paragraph Font" style:family="text"/>
    <style:style style:name="Cabeçalho_20_Char" style:display-name="Cabeçalho Char" style:family="text" style:parent-style-name="Default_20_Paragraph_20_Font"/>
    <style:style style:name="Rodapé_20_Char" style:display-name="Rodapé Cha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style:font-name="Arial" fo:font-size="8pt" style:font-size-asian="8pt" style:font-name-complex="Arial1" style:font-size-complex="8pt"/>
    </style:style>
    <style:style style:name="MT2" style:family="text">
      <style:text-properties style:font-name="Arial" fo:font-size="8pt" fo:background-color="#ffffff" style:font-size-asian="8pt" style:font-name-complex="Arial1" style:font-size-complex="8pt"/>
    </style:style>
    <style:style style:name="MT3" style:family="text">
      <style:text-properties fo:color="#ff0000" style:font-name="Arial" fo:font-size="8pt" fo:background-color="#ffffff" style:font-size-asian="8pt" style:font-name-complex="Arial1" style:font-size-complex="8pt"/>
    </style:style>
    <style:page-layout style:name="Mpm1">
      <style:page-layout-properties fo:page-width="8.2681in" fo:page-height="11.6929in" style:num-format="1" style:print-orientation="portrait" fo:margin-top="1.3799in" fo:margin-bottom="0.9846in" fo:margin-left="0.9846in" fo:margin-right="0.9846in" style:writing-mode="lr-tb" style:layout-grid-color="#c0c0c0" style:layout-grid-lines="37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53in" fo:margin-left="0in" fo:margin-right="0in" fo:margin-bottom="0.1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<text:tab/></text:span><text:span text:style-name="MT2">ALT-REG</text:span><text:span text:style-name="MT3"> </text:span><text:bookmark-start text:name="bkmNumOficio"/><text:span text:style-name="MT2">Requeriment Number</text:span><text:bookmark-end text:name="bkmNumOficio"/>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buntu1 </meta:initial-creator>
    <dc:creator>ubuntu1 </dc:creator>
    <meta:editing-cycles>15</meta:editing-cycles>
    <meta:creation-date>2013-02-15T14:43:14</meta:creation-date>
    <dc:date>2013-02-15T14:48:21</dc:date>
    <meta:editing-duration>PT1M54S</meta:editing-duration>
    <meta:generator>LibreOffice/3.5$Linux_x86 LibreOffice_project/350m1$Build-2</meta:generator>
    <meta:document-statistic meta:table-count="1" meta:image-count="0" meta:object-count="0" meta:page-count="1" meta:paragraph-count="27" meta:word-count="184" meta:character-count="1206" meta:non-whitespace-character-count="1056"/>
    <meta:user-defined meta:name="AppVersion">12.0000</meta:user-defined>
    <meta:user-defined meta:name="Company">OEM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Oficio.dotx" xlink:href=""/>
  </office:meta>
</office:document-meta>
</file>